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9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justify"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</text:p>
          </table:table-cell>
          <table:table-cell office:value-type="string">
            <text:p>vi-5</text:p>
          </table:table-cell>
          <table:table-cell office:value-type="string">
            <text:p>return, come back</text:p>
          </table:table-cell>
          <table:table-cell office:value-type="string">
            <text:p>pharkanu</text:p>
          </table:table-cell>
          <table:table-cell office:value-type="string">
            <text:p>ʔot</text:p>
          </table:table-cell>
          <table:table-cell/>
        </table:table-row>
        <table:table-row table:style-name="ro1">
          <table:table-cell office:value-type="string">
            <text:p>aima</text:p>
          </table:table-cell>
          <table:table-cell table:number-columns-repeated="2"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return, response</text:p>
          </table:table-cell>
          <table:table-cell office:value-type="string">
            <text:p>pharkâunu</text:p>
          </table:table-cell>
          <table:table-cell office:value-type="string">
            <text:p>ʔott</text:p>
          </table:table-cell>
          <table:table-cell/>
        </table:table-row>
        <table:table-row table:style-name="ro1">
          <table:table-cell office:value-type="string">
            <text:p>alma</text:p>
          </table:table-cell>
          <table:table-cell table:number-columns-repeated="2" office:value-type="string">
            <text:p>al</text:p>
          </table:table-cell>
          <table:table-cell office:value-type="string">
            <text:p>vi-1</text:p>
          </table:table-cell>
          <table:table-cell office:value-type="string">
            <text:p>be lazy</text:p>
          </table:table-cell>
          <table:table-cell office:value-type="string">
            <text:p>alchî</text:p>
          </table:table-cell>
          <table:table-cell table:number-columns-repeated="2"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shoot</text:p>
          </table:table-cell>
          <table:table-cell office:value-type="string">
            <text:p>hânnu</text:p>
          </table:table-cell>
          <table:table-cell office:value-type="string">
            <text:p>ʔop</text:p>
          </table:table-cell>
          <table:table-cell/>
        </table:table-row>
        <table:table-row table:style-name="ro1">
          <table:table-cell office:value-type="string">
            <text:p>amma</text:p>
          </table:table-cell>
          <table:table-cell table:number-columns-repeated="2" office:value-type="string">
            <text:p>aps</text:p>
          </table:table-cell>
          <table:table-cell office:value-type="string">
            <text:p>vt-2</text:p>
          </table:table-cell>
          <table:table-cell office:value-type="string">
            <text:p>hit so with smth</text:p>
          </table:table-cell>
          <table:table-cell table:number-columns-repeated="3"/>
        </table:table-row>
        <table:table-row table:style-name="ro1">
          <table:table-cell office:value-type="string">
            <text:p>baima</text:p>
          </table:table-cell>
          <table:table-cell office:value-type="string">
            <text:p>bant</text:p>
          </table:table-cell>
          <table:table-cell office:value-type="string">
            <text:p>ant</text:p>
          </table:table-cell>
          <table:table-cell office:value-type="string">
            <text:p>vt-5</text:p>
          </table:table-cell>
          <table:table-cell office:value-type="string">
            <text:p>bring (same level)</text:p>
          </table:table-cell>
          <table:table-cell/>
          <table:table-cell office:value-type="string">
            <text:p>pit</text:p>
          </table:table-cell>
          <table:table-cell/>
        </table:table-row>
        <table:table-row table:style-name="ro1">
          <table:table-cell office:value-type="string">
            <text:p>baima</text:p>
          </table:table-cell>
          <table:table-cell office:value-type="string">
            <text:p>batt</text:p>
          </table:table-cell>
          <table:table-cell office:value-type="string">
            <text:p>att</text:p>
          </table:table-cell>
          <table:table-cell office:value-type="string">
            <text:p>vt-5</text:p>
          </table:table-cell>
          <table:table-cell office:value-type="string">
            <text:p>change, barter</text:p>
          </table:table-cell>
          <table:table-cell office:value-type="string">
            <text:p>sâʈnu</text:p>
          </table:table-cell>
          <table:table-cell office:value-type="string">
            <text:p>phɛt</text:p>
          </table:table-cell>
          <table:table-cell/>
        </table:table-row>
        <table:table-row table:style-name="ro1">
          <table:table-cell office:value-type="string">
            <text:p>baima</text:p>
          </table:table-cell>
          <table:table-cell office:value-type="string">
            <text:p>ban</text:p>
          </table:table-cell>
          <table:table-cell office:value-type="string">
            <text:p>an</text:p>
          </table:table-cell>
          <table:table-cell office:value-type="string">
            <text:p>vi-3</text:p>
          </table:table-cell>
          <table:table-cell office:value-type="string">
            <text:p>come (same level)</text:p>
          </table:table-cell>
          <table:table-cell office:value-type="string">
            <text:p>âunu</text:p>
          </table:table-cell>
          <table:table-cell office:value-type="string">
            <text:p>pi</text:p>
          </table:table-cell>
          <table:table-cell/>
        </table:table-row>
        <table:table-row table:style-name="ro1">
          <table:table-cell office:value-type="string">
            <text:p>bema</text:p>
          </table:table-cell>
          <table:table-cell office:value-type="string">
            <text:p>bes</text:p>
          </table:table-cell>
          <table:table-cell office:value-type="string">
            <text:p>es</text:p>
          </table:table-cell>
          <table:table-cell office:value-type="string">
            <text:p>vi-2</text:p>
          </table:table-cell>
          <table:table-cell office:value-type="string">
            <text:p>fart</text:p>
          </table:table-cell>
          <table:table-cell office:value-type="string">
            <text:p>pâdnu</text:p>
          </table:table-cell>
          <table:table-cell office:value-type="string">
            <text:p>pi</text:p>
          </table:table-cell>
          <table:table-cell/>
        </table:table-row>
        <table:table-row table:style-name="ro2">
          <table:table-cell office:value-type="string">
            <text:p>bemma</text:p>
          </table:table-cell>
          <table:table-cell office:value-type="string">
            <text:p>beps</text:p>
          </table:table-cell>
          <table:table-cell office:value-type="string">
            <text:p>eps</text:p>
          </table:table-cell>
          <table:table-cell office:value-type="string">
            <text:p>vt-2</text:p>
          </table:table-cell>
          <table:table-cell office:value-type="string">
            <text:p>carry under one's arm</text:p>
          </table:table-cell>
          <table:table-cell/>
          <table:table-cell table:style-name="ce1" office:value-type="string">
            <text:p>plept</text:p>
          </table:table-cell>
          <table:table-cell/>
        </table:table-row>
        <table:table-row table:style-name="ro1">
          <table:table-cell office:value-type="string">
            <text:p>be:ma</text:p>
          </table:table-cell>
          <table:table-cell office:value-type="string">
            <text:p>bek</text:p>
          </table:table-cell>
          <table:table-cell office:value-type="string">
            <text:p>ek</text:p>
          </table:table-cell>
          <table:table-cell office:value-type="string">
            <text:p>vt-2</text:p>
          </table:table-cell>
          <table:table-cell office:value-type="string">
            <text:p>wipe off</text:p>
          </table:table-cell>
          <table:table-cell office:value-type="string">
            <text:p>puchnu</text:p>
          </table:table-cell>
          <table:table-cell table:number-columns-repeated="2"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</text:p>
          </table:table-cell>
          <table:table-cell office:value-type="string">
            <text:p>vt-6</text:p>
          </table:table-cell>
          <table:table-cell office:value-type="string">
            <text:p>weave</text:p>
          </table:table-cell>
          <table:table-cell office:value-type="string">
            <text:p>bunnu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string">
            <text:p>bəma</text:p>
          </table:table-cell>
          <table:table-cell office:value-type="string">
            <text:p>bəs</text:p>
          </table:table-cell>
          <table:table-cell office:value-type="string">
            <text:p>əs</text:p>
          </table:table-cell>
          <table:table-cell office:value-type="string">
            <text:p>vi-2</text:p>
          </table:table-cell>
          <table:table-cell office:value-type="string">
            <text:p>cry</text:p>
          </table:table-cell>
          <table:table-cell office:value-type="string">
            <text:p>karâunu</text:p>
          </table:table-cell>
          <table:table-cell office:value-type="string">
            <text:p>bhrot</text:p>
          </table:table-cell>
          <table:table-cell/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</text:p>
          </table:table-cell>
          <table:table-cell office:value-type="string">
            <text:p>əp</text:p>
          </table:table-cell>
          <table:table-cell office:value-type="string">
            <text:p>vt-4</text:p>
          </table:table-cell>
          <table:table-cell office:value-type="string">
            <text:p>cage (birds etc)</text:p>
          </table:table-cell>
          <table:table-cell table:number-columns-repeated="2"/>
          <table:table-cell office:value-type="string">
            <text:p>vbubs, phub</text:p>
          </table:table-cell>
        </table:table-row>
        <table:table-row table:style-name="ro1">
          <table:table-cell office:value-type="string">
            <text:p>bəmma</text:p>
          </table:table-cell>
          <table:table-cell office:value-type="string">
            <text:p>bəps</text:p>
          </table:table-cell>
          <table:table-cell office:value-type="string">
            <text:p>əps</text:p>
          </table:table-cell>
          <table:table-cell office:value-type="string">
            <text:p>vt-2</text:p>
          </table:table-cell>
          <table:table-cell office:value-type="string">
            <text:p>tie up in an bundle, wind around</text:p>
          </table:table-cell>
          <table:table-cell office:value-type="string">
            <text:p>poko pârnu</text:p>
          </table:table-cell>
          <table:table-cell table:number-columns-repeated="2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i-1</text:p>
          </table:table-cell>
          <table:table-cell office:value-type="string">
            <text:p>be squeezed out</text:p>
          </table:table-cell>
          <table:table-cell table:number-columns-repeated="3"/>
        </table:table-row>
        <table:table-row table:style-name="ro1">
          <table:table-cell office:value-type="string">
            <text:p>bilma</text:p>
          </table:table-cell>
          <table:table-cell office:value-type="string">
            <text:p>bil</text:p>
          </table:table-cell>
          <table:table-cell office:value-type="string">
            <text:p>il</text:p>
          </table:table-cell>
          <table:table-cell office:value-type="string">
            <text:p>vt-4</text:p>
          </table:table-cell>
          <table:table-cell office:value-type="string">
            <text:p>squeeze, press out</text:p>
          </table:table-cell>
          <table:table-cell office:value-type="string">
            <text:p>nicarnu</text:p>
          </table:table-cell>
          <table:table-cell office:value-type="string">
            <text:p>pil</text:p>
          </table:table-cell>
          <table:table-cell/>
        </table:table-row>
        <table:table-row table:style-name="ro2">
          <table:table-cell office:value-type="string">
            <text:p>bimma</text:p>
          </table:table-cell>
          <table:table-cell office:value-type="string">
            <text:p>b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thrust in</text:p>
          </table:table-cell>
          <table:table-cell office:value-type="string">
            <text:p>ghusârnu</text:p>
          </table:table-cell>
          <table:table-cell office:value-type="string">
            <text:p>pipt घुसार्नु</text:p>
          </table:table-cell>
          <table:table-cell/>
        </table:table-row>
        <table:table-row table:style-name="ro1">
          <table:table-cell office:value-type="string">
            <text:p>bi:ma</text:p>
          </table:table-cell>
          <table:table-cell office:value-type="string">
            <text:p>bik</text:p>
          </table:table-cell>
          <table:table-cell office:value-type="string">
            <text:p>ik</text:p>
          </table:table-cell>
          <table:table-cell office:value-type="string">
            <text:p>vt-2</text:p>
          </table:table-cell>
          <table:table-cell office:value-type="string">
            <text:p>pick, pluck</text:p>
          </table:table-cell>
          <table:table-cell office:value-type="string">
            <text:p>ʈipnu</text:p>
          </table:table-cell>
          <table:table-cell table:number-columns-repeated="2"/>
        </table:table-row>
        <table:table-row table:style-name="ro1">
          <table:table-cell office:value-type="string">
            <text:p>boma</text:p>
          </table:table-cell>
          <table:table-cell office:value-type="string">
            <text:p>bə</text:p>
          </table:table-cell>
          <table:table-cell office:value-type="string">
            <text:p>o/ə</text:p>
          </table:table-cell>
          <table:table-cell office:value-type="string">
            <text:p>vt-8</text:p>
          </table:table-cell>
          <table:table-cell office:value-type="string">
            <text:p>help</text:p>
          </table:table-cell>
          <table:table-cell office:value-type="string">
            <text:p>saghâunu</text:p>
          </table:table-cell>
          <table:table-cell office:value-type="string">
            <text:p>phlo</text:p>
          </table:table-cell>
          <table:table-cell/>
        </table:table-row>
        <table:table-row table:style-name="ro1">
          <table:table-cell office:value-type="string">
            <text:p>bo:ma</text:p>
          </table:table-cell>
          <table:table-cell office:value-type="string">
            <text:p>b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boil</text:p>
          </table:table-cell>
          <table:table-cell office:value-type="string">
            <text:p>usinnu</text:p>
          </table:table-cell>
          <table:table-cell table:number-columns-repeated="2"/>
        </table:table-row>
        <table:table-row table:style-name="ro1">
          <table:table-cell office:value-type="string">
            <text:p>buima</text:p>
          </table:table-cell>
          <table:table-cell office:value-type="string">
            <text:p>butt</text:p>
          </table:table-cell>
          <table:table-cell office:value-type="string">
            <text:p>utt</text:p>
          </table:table-cell>
          <table:table-cell office:value-type="string">
            <text:p>vt-5</text:p>
          </table:table-cell>
          <table:table-cell office:value-type="string">
            <text:p>undress</text:p>
          </table:table-cell>
          <table:table-cell office:value-type="string">
            <text:p>(lugâ) kholnu</text:p>
          </table:table-cell>
          <table:table-cell office:value-type="string">
            <text:p>plut</text:p>
          </table:table-cell>
          <table:table-cell/>
        </table:table-row>
        <table:table-row table:style-name="ro1">
          <table:table-cell office:value-type="string">
            <text:p>bulma</text:p>
          </table:table-cell>
          <table:table-cell office:value-type="string">
            <text:p>buls</text:p>
          </table:table-cell>
          <table:table-cell office:value-type="string">
            <text:p>uls</text:p>
          </table:table-cell>
          <table:table-cell office:value-type="string">
            <text:p>vi-2</text:p>
          </table:table-cell>
          <table:table-cell office:value-type="string">
            <text:p>run</text:p>
          </table:table-cell>
          <table:table-cell office:value-type="string">
            <text:p>dagurnu</text:p>
          </table:table-cell>
          <table:table-cell table:number-columns-repeated="2"/>
        </table:table-row>
        <table:table-row table:style-name="ro1">
          <table:table-cell office:value-type="string">
            <text:p>bumma</text:p>
          </table:table-cell>
          <table:table-cell office:value-type="string">
            <text:p>bup</text:p>
          </table:table-cell>
          <table:table-cell office:value-type="string">
            <text:p>up</text:p>
          </table:table-cell>
          <table:table-cell office:value-type="string">
            <text:p>vt-4</text:p>
          </table:table-cell>
          <table:table-cell office:value-type="string">
            <text:p>gather (clothes) together</text:p>
          </table:table-cell>
          <table:table-cell office:value-type="string">
            <text:p>mujâ pârnu</text:p>
          </table:table-cell>
          <table:table-cell table:number-columns-repeated="2"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i-1</text:p>
          </table:table-cell>
          <table:table-cell office:value-type="string">
            <text:p>be angry, scold</text:p>
          </table:table-cell>
          <table:table-cell office:value-type="string">
            <text:p>risâunu, gâlî garnu</text:p>
          </table:table-cell>
          <table:table-cell office:value-type="string">
            <text:p>bhur (anticaus)</text:p>
          </table:table-cell>
          <table:table-cell/>
        </table:table-row>
        <table:table-row table:style-name="ro1">
          <table:table-cell office:value-type="string">
            <text:p>burma</text:p>
          </table:table-cell>
          <table:table-cell office:value-type="string">
            <text:p>bur</text:p>
          </table:table-cell>
          <table:table-cell office:value-type="string">
            <text:p>ur</text:p>
          </table:table-cell>
          <table:table-cell office:value-type="string">
            <text:p>vt-1</text:p>
          </table:table-cell>
          <table:table-cell office:value-type="string">
            <text:p>sew, stitch</text:p>
          </table:table-cell>
          <table:table-cell office:value-type="string">
            <text:p>siunu</text:p>
          </table:table-cell>
          <table:table-cell table:number-columns-repeated="2"/>
        </table:table-row>
        <table:table-row table:style-name="ro1">
          <table:table-cell office:value-type="string">
            <text:p>bu:ma</text:p>
          </table:table-cell>
          <table:table-cell office:value-type="string">
            <text:p>buks</text:p>
          </table:table-cell>
          <table:table-cell office:value-type="string">
            <text:p>uks</text:p>
          </table:table-cell>
          <table:table-cell office:value-type="string">
            <text:p>vt-2</text:p>
          </table:table-cell>
          <table:table-cell office:value-type="string">
            <text:p>pour out, sow</text:p>
          </table:table-cell>
          <table:table-cell office:value-type="string">
            <text:p>charnu</text:p>
          </table:table-cell>
          <table:table-cell table:number-columns-repeated="2"/>
        </table:table-row>
        <table:table-row table:style-name="ro1">
          <table:table-cell office:value-type="string">
            <text:p>ca reima</text:p>
          </table:table-cell>
          <table:table-cell office:value-type="string">
            <text:p>ret</text:p>
          </table:table-cell>
          <table:table-cell office:value-type="string">
            <text:p>et</text:p>
          </table:table-cell>
          <table:table-cell office:value-type="string">
            <text:p>vi-5</text:p>
          </table:table-cell>
          <table:table-cell office:value-type="string">
            <text:p>get scared</text:p>
          </table:table-cell>
          <table:table-cell office:value-type="string">
            <text:p>tarsinu</text:p>
          </table:table-cell>
          <table:table-cell table:number-columns-repeated="2"/>
        </table:table-row>
        <table:table-row table:style-name="ro1">
          <table:table-cell office:value-type="string">
            <text:p>cama</text:p>
          </table:table-cell>
          <table:table-cell office:value-type="string">
            <text:p>cə</text:p>
          </table:table-cell>
          <table:table-cell office:value-type="string">
            <text:p>o/a</text:p>
          </table:table-cell>
          <table:table-cell office:value-type="string">
            <text:p>vt-7</text:p>
          </table:table-cell>
          <table:table-cell office:value-type="string">
            <text:p>eat</text:p>
          </table:table-cell>
          <table:table-cell office:value-type="string">
            <text:p>khânu</text:p>
          </table:table-cell>
          <table:table-cell office:value-type="string">
            <text:p>dza</text:p>
          </table:table-cell>
          <table:table-cell/>
        </table:table-row>
        <table:table-row table:style-name="ro1">
          <table:table-cell office:value-type="string">
            <text:p>ca:ma</text:p>
          </table:table-cell>
          <table:table-cell office:value-type="string">
            <text:p>caks</text:p>
          </table:table-cell>
          <table:table-cell office:value-type="string">
            <text:p>aks</text:p>
          </table:table-cell>
          <table:table-cell office:value-type="string">
            <text:p>vt-2</text:p>
          </table:table-cell>
          <table:table-cell office:value-type="string">
            <text:p>prune (branches of a tree)</text:p>
          </table:table-cell>
          <table:table-cell office:value-type="string">
            <text:p>châsnu</text:p>
          </table:table-cell>
          <table:table-cell office:value-type="string">
            <text:p>ʦhek ?</text:p>
          </table:table-cell>
          <table:table-cell/>
        </table:table-row>
        <table:table-row table:style-name="ro1">
          <table:table-cell office:value-type="string">
            <text:p>ceima</text:p>
          </table:table-cell>
          <table:table-cell office:value-type="string">
            <text:p>cen</text:p>
          </table:table-cell>
          <table:table-cell office:value-type="string">
            <text:p>en</text:p>
          </table:table-cell>
          <table:table-cell office:value-type="string">
            <text:p>vt-4</text:p>
          </table:table-cell>
          <table:table-cell office:value-type="string">
            <text:p>cut in order to take out the internal part</text:p>
          </table:table-cell>
          <table:table-cell office:value-type="string">
            <text:p>bhundi jhiknu</text:p>
          </table:table-cell>
          <table:table-cell office:value-type="string">
            <text:p>ʦent</text:p>
          </table:table-cell>
          <table:table-cell/>
        </table:table-row>
        <table:table-row table:style-name="ro1">
          <table:table-cell office:value-type="string">
            <text:p>cəima</text:p>
          </table:table-cell>
          <table:table-cell office:value-type="string">
            <text:p>cəi</text:p>
          </table:table-cell>
          <table:table-cell office:value-type="string">
            <text:p>əi</text:p>
          </table:table-cell>
          <table:table-cell office:value-type="string">
            <text:p>vt-4</text:p>
          </table:table-cell>
          <table:table-cell office:value-type="string">
            <text:p>tease, deride</text:p>
          </table:table-cell>
          <table:table-cell office:value-type="string">
            <text:p>jiskâunu, satâunu</text:p>
          </table:table-cell>
          <table:table-cell table:number-columns-repeated="2"/>
        </table:table-row>
        <table:table-row table:style-name="ro1">
          <table:table-cell office:value-type="string">
            <text:p>celma</text:p>
          </table:table-cell>
          <table:table-cell office:value-type="string">
            <text:p>cel</text:p>
          </table:table-cell>
          <table:table-cell office:value-type="string">
            <text:p>el</text:p>
          </table:table-cell>
          <table:table-cell office:value-type="string">
            <text:p>vt-4</text:p>
          </table:table-cell>
          <table:table-cell office:value-type="string">
            <text:p>split in two</text:p>
          </table:table-cell>
          <table:table-cell office:value-type="string">
            <text:p>cirnu</text:p>
          </table:table-cell>
          <table:table-cell office:value-type="string">
            <text:p>ʦel</text:p>
          </table:table-cell>
          <table:table-cell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i-2</text:p>
          </table:table-cell>
          <table:table-cell office:value-type="string">
            <text:p>be wet</text:p>
          </table:table-cell>
          <table:table-cell office:value-type="string">
            <text:p>bhijnu</text:p>
          </table:table-cell>
          <table:table-cell office:value-type="string">
            <text:p>ʣhit</text:p>
          </table:table-cell>
          <table:table-cell/>
        </table:table-row>
        <table:table-row table:style-name="ro1">
          <table:table-cell office:value-type="string">
            <text:p>cima</text:p>
          </table:table-cell>
          <table:table-cell office:value-type="string">
            <text:p>ci</text:p>
          </table:table-cell>
          <table:table-cell office:value-type="string">
            <text:p>i</text:p>
          </table:table-cell>
          <table:table-cell office:value-type="string">
            <text:p>vt-4</text:p>
          </table:table-cell>
          <table:table-cell office:value-type="string">
            <text:p>make wet</text:p>
          </table:table-cell>
          <table:table-cell office:value-type="string">
            <text:p>bhijâunu</text:p>
          </table:table-cell>
          <table:table-cell office:value-type="string">
            <text:p>ʣhitt</text:p>
          </table:table-cell>
          <table:table-cell/>
        </table:table-row>
        <table:table-row table:style-name="ro1">
          <table:table-cell office:value-type="string">
            <text:p>cimma</text:p>
          </table:table-cell>
          <table:table-cell office:value-type="string">
            <text:p>cip</text:p>
          </table:table-cell>
          <table:table-cell office:value-type="string">
            <text:p>ip</text:p>
          </table:table-cell>
          <table:table-cell office:value-type="string">
            <text:p>vt-4</text:p>
          </table:table-cell>
          <table:table-cell office:value-type="string">
            <text:p>press, squeeze</text:p>
          </table:table-cell>
          <table:table-cell office:value-type="string">
            <text:p>thicnu</text:p>
          </table:table-cell>
          <table:table-cell office:value-type="string">
            <text:p>tipt ?</text:p>
          </table:table-cell>
          <table:table-cell/>
        </table:table-row>
        <table:table-row table:style-name="ro1">
          <table:table-cell office:value-type="string">
            <text:p>cirma</text:p>
          </table:table-cell>
          <table:table-cell office:value-type="string">
            <text:p>cirs</text:p>
          </table:table-cell>
          <table:table-cell office:value-type="string">
            <text:p>irs</text:p>
          </table:table-cell>
          <table:table-cell office:value-type="string">
            <text:p>vt-2</text:p>
          </table:table-cell>
          <table:table-cell office:value-type="string">
            <text:p>drain, pour out</text:p>
          </table:table-cell>
          <table:table-cell office:value-type="string">
            <text:p>khanyâunu</text:p>
          </table:table-cell>
          <table:table-cell office:value-type="string">
            <text:p>ʦir</text:p>
          </table:table-cell>
          <table:table-cell/>
        </table:table-row>
        <table:table-row table:style-name="ro1">
          <table:table-cell office:value-type="string">
            <text:p>ci:ma</text:p>
          </table:table-cell>
          <table:table-cell office:value-type="string">
            <text:p>ciŋ</text:p>
          </table:table-cell>
          <table:table-cell office:value-type="string">
            <text:p>iŋ</text:p>
          </table:table-cell>
          <table:table-cell office:value-type="string">
            <text:p>vti-2</text:p>
          </table:table-cell>
          <table:table-cell office:value-type="string">
            <text:p>last long</text:p>
          </table:table-cell>
          <table:table-cell office:value-type="string">
            <text:p>khapnu</text:p>
          </table:table-cell>
          <table:table-cell office:value-type="string">
            <text:p>ʣheŋ</text:p>
          </table:table-cell>
          <table:table-cell/>
        </table:table-row>
        <table:table-row table:style-name="ro1">
          <table:table-cell office:value-type="string">
            <text:p>co:ma</text:p>
          </table:table-cell>
          <table:table-cell office:value-type="string">
            <text:p>cok</text:p>
          </table:table-cell>
          <table:table-cell office:value-type="string">
            <text:p>ok</text:p>
          </table:table-cell>
          <table:table-cell office:value-type="string">
            <text:p>vt-3</text:p>
          </table:table-cell>
          <table:table-cell office:value-type="string">
            <text:p>knead</text:p>
          </table:table-cell>
          <table:table-cell office:value-type="string">
            <text:p>muchnu</text:p>
          </table:table-cell>
          <table:table-cell table:number-columns-repeated="2"/>
        </table:table-row>
        <table:table-row table:style-name="ro1">
          <table:table-cell office:value-type="string">
            <text:p>co:ma</text:p>
          </table:table-cell>
          <table:table-cell office:value-type="string">
            <text:p>coŋ</text:p>
          </table:table-cell>
          <table:table-cell office:value-type="string">
            <text:p>oŋ</text:p>
          </table:table-cell>
          <table:table-cell office:value-type="string">
            <text:p>vt-4</text:p>
          </table:table-cell>
          <table:table-cell office:value-type="string">
            <text:p>peep, spy, observe</text:p>
          </table:table-cell>
          <table:table-cell office:value-type="string">
            <text:p>ciyâunu</text:p>
          </table:table-cell>
          <table:table-cell table:number-columns-repeated="2"/>
        </table:table-row>
        <table:table-row table:style-name="ro1">
          <table:table-cell office:value-type="string">
            <text:p>co:ma</text:p>
          </table:table-cell>
          <table:table-cell office:value-type="string">
            <text:p>coks</text:p>
          </table:table-cell>
          <table:table-cell office:value-type="string">
            <text:p>oks</text:p>
          </table:table-cell>
          <table:table-cell office:value-type="string">
            <text:p>vt-2</text:p>
          </table:table-cell>
          <table:table-cell office:value-type="string">
            <text:p>decorate</text:p>
          </table:table-cell>
          <table:table-cell office:value-type="string">
            <text:p>sajâunu</text:p>
          </table:table-cell>
          <table:table-cell table:number-columns-repeated="2"/>
        </table:table-row>
        <table:table-row table:style-name="ro1">
          <table:table-cell office:value-type="string">
            <text:p>cumma</text:p>
          </table:table-cell>
          <table:table-cell office:value-type="string">
            <text:p>cups</text:p>
          </table:table-cell>
          <table:table-cell office:value-type="string">
            <text:p>ups</text:p>
          </table:table-cell>
          <table:table-cell office:value-type="string">
            <text:p>vt-2</text:p>
          </table:table-cell>
          <table:table-cell office:value-type="string">
            <text:p>load</text:p>
          </table:table-cell>
          <table:table-cell office:value-type="string">
            <text:p>bhârî hâlnu</text:p>
          </table:table-cell>
          <table:table-cell office:value-type="string">
            <text:p>ʦum ?</text:p>
          </table:table-cell>
          <table:table-cell/>
        </table:table-row>
        <table:table-row table:style-name="ro1">
          <table:table-cell office:value-type="string">
            <text:p>cu:ma</text:p>
          </table:table-cell>
          <table:table-cell office:value-type="string">
            <text:p>cuŋ</text:p>
          </table:table-cell>
          <table:table-cell office:value-type="string">
            <text:p>uŋ</text:p>
          </table:table-cell>
          <table:table-cell office:value-type="string">
            <text:p>vi-2</text:p>
          </table:table-cell>
          <table:table-cell office:value-type="string">
            <text:p>be cold</text:p>
          </table:table-cell>
          <table:table-cell/>
          <table:table-cell office:value-type="string">
            <text:p>dzhūŋ lu-</text:p>
          </table:table-cell>
          <table:table-cell/>
        </table:table-row>
        <table:table-row table:style-name="ro1">
          <table:table-cell office:value-type="string">
            <text:p>curma</text:p>
          </table:table-cell>
          <table:table-cell office:value-type="string">
            <text:p>cur</text:p>
          </table:table-cell>
          <table:table-cell office:value-type="string">
            <text:p>ur</text:p>
          </table:table-cell>
          <table:table-cell office:value-type="string">
            <text:p>vt-2</text:p>
          </table:table-cell>
          <table:table-cell office:value-type="string">
            <text:p>shrink, wrinkle</text:p>
          </table:table-cell>
          <table:table-cell office:value-type="string">
            <text:p>câurinu</text:p>
          </table:table-cell>
          <table:table-cell office:value-type="string">
            <text:p>ʦurt</text:p>
          </table:table-cell>
          <table:table-cell/>
        </table:table-row>
        <table:table-row table:style-name="ro1">
          <table:table-cell office:value-type="string">
            <text:p>chaima</text:p>
          </table:table-cell>
          <table:table-cell office:value-type="string">
            <text:p>chan</text:p>
          </table:table-cell>
          <table:table-cell office:value-type="string">
            <text:p>an</text:p>
          </table:table-cell>
          <table:table-cell office:value-type="string">
            <text:p>vt-4</text:p>
          </table:table-cell>
          <table:table-cell office:value-type="string">
            <text:p>pile up</text:p>
          </table:table-cell>
          <table:table-cell office:value-type="string">
            <text:p>khapʈyâunu</text:p>
          </table:table-cell>
          <table:table-cell table:number-columns-repeated="2"/>
        </table:table-row>
        <table:table-row table:style-name="ro1">
          <table:table-cell office:value-type="string">
            <text:p>chama</text:p>
          </table:table-cell>
          <table:table-cell office:value-type="string">
            <text:p>chas</text:p>
          </table:table-cell>
          <table:table-cell office:value-type="string">
            <text:p>as</text:p>
          </table:table-cell>
          <table:table-cell office:value-type="string">
            <text:p>vi-2</text:p>
          </table:table-cell>
          <table:table-cell office:value-type="string">
            <text:p>blaze (of fire)</text:p>
          </table:table-cell>
          <table:table-cell/>
          <table:table-cell office:value-type="string">
            <text:p>ʦhɛtt</text:p>
          </table:table-cell>
          <table:table-cell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m</text:p>
          </table:table-cell>
          <table:table-cell office:value-type="string">
            <text:p>am</text:p>
          </table:table-cell>
          <table:table-cell office:value-type="string">
            <text:p>vt-1</text:p>
          </table:table-cell>
          <table:table-cell office:value-type="string">
            <text:p>split, cut lengthwise</text:p>
          </table:table-cell>
          <table:table-cell office:value-type="string">
            <text:p>cirnu</text:p>
          </table:table-cell>
          <table:table-cell office:value-type="string">
            <text:p>ʦom</text:p>
          </table:table-cell>
          <table:table-cell/>
        </table:table-row>
        <table:table-row table:style-name="ro1">
          <table:table-cell office:value-type="string">
            <text:p>chamma</text:p>
          </table:table-cell>
          <table:table-cell office:value-type="string">
            <text:p>chap</text:p>
          </table:table-cell>
          <table:table-cell office:value-type="string">
            <text:p>ap</text:p>
          </table:table-cell>
          <table:table-cell office:value-type="string">
            <text:p>vt-4</text:p>
          </table:table-cell>
          <table:table-cell office:value-type="string">
            <text:p>write</text:p>
          </table:table-cell>
          <table:table-cell office:value-type="string">
            <text:p>lekhnu</text:p>
          </table:table-cell>
          <table:table-cell table:number-columns-repeated="2"/>
        </table:table-row>
        <table:table-row table:style-name="ro1">
          <table:table-cell office:value-type="string">
            <text:p>p235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18/05/2017</text:date>, <text:time>16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7-05-18T15:28:04.46</meta:creation-date>
    <dc:date>2017-05-18T16:28:15.50</dc:date>
    <meta:editing-duration>PT00H59M58S</meta:editing-duration>
    <meta:editing-cycles>25</meta:editing-cycles>
    <meta:generator>OpenOffice.org/3.0$Win32 OpenOffice.org_project/300m15$Build-9379</meta:generator>
    <meta:document-statistic meta:table-count="3" meta:cell-count="312" meta:object-count="0"/>
    <meta:user-defined meta:name="Info 1"/>
    <meta:user-defined meta:name="Info 2"/>
    <meta:user-defined meta:name="Info 3"/>
    <meta:user-defined meta:name="Info 4"/>
  </office:meta>
</office:document-meta>
</file>